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216pt"/>
    </style:style>
    <style:style style:name="co3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4" table:default-cell-style-name="ce6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ce4" office:value-type="string" calcext:value-type="string">
            <text:p>Christopher Leslie Sondakh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Age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Sex</text:p>
          </table:table-cell>
          <table:table-cell table:style-name="ce4" office:value-type="string" calcext:value-type="string">
            <text:p>Male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Experiences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Linux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Pyth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Raspberry PI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Web Developmen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 table:number-columns-spanned="2" table:number-rows-spanned="1">
            <text:p>Task</text:p>
          </table:table-cell>
          <table:covered-table-cell/>
          <table:table-cell office:value-type="string" calcext:value-type="string">
            <text:p>Time – Command Level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Time – Software Level</text:p>
          </table:table-cell>
          <table:table-cell office:value-type="string" calcext:value-type="string">
            <text:p>Question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event Screensho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Configure `/etc/kbd/config`</text:p>
          </table:table-cell>
          <table:covered-table-cell/>
          <table:table-cell office:value-type="float" office:value="15" calcext:value-type="float">
            <text:p>1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nfigure LightDM</text:p>
          </table:table-cell>
          <table:covered-table-cell/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nfigure LXSession in `/etc/xdg/lxsession/LXDE-pi/autostart`</text:p>
          </table:table-cell>
          <table:covered-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nfigure LXSession in `/etc/xdg/lxsession/LXDE/autostart`</text:p>
          </table:table-cell>
          <table:covered-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LIRC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Install packages</text:p>
          </table:table-cell>
          <table:covered-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nfigure boot setup</text:p>
          </table:table-cell>
          <table:covered-table-cell/>
          <table:table-cell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nfigure GPIO</text:p>
          </table:table-cell>
          <table:covered-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reate local LIRC run commands</text:p>
          </table:table-cell>
          <table:covered-table-cell/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reate system - wide LIRC run commands</text:p>
          </table:table-cell>
          <table:covered-table-cell/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e - create hardware configuration</text:p>
          </table:table-cell>
          <table:covered-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e - create IR dictionary</text:p>
          </table:table-cell>
          <table:covered-table-cell/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e - start LIRC service</text:p>
          </table:table-cell>
          <table:covered-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yAudio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Install packages</text:p>
          </table:table-cell>
          <table:covered-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Download and extract PortAudio Stable version 19 source codes</text:p>
          </table:table-cell>
          <table:covered-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hange directory to `/home/pi/portaudio</text:p>
          </table:table-cell>
          <table:covered-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nfigure PortAudio Stable version 19 compilation</text:p>
          </table:table-cell>
          <table:covered-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Start PortAudio Stable version 19 compilation</text:p>
          </table:table-cell>
          <table:covered-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Install PortAudio Stable version 19</text:p>
          </table:table-cell>
          <table:covered-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hange directory to `/home/pi`</text:p>
          </table:table-cell>
          <table:covered-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nfigure `/home/pi/.bashrc` for PortAudio Stable version 19</text:p>
          </table:table-cell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Install PyAudio for Python 2.x</text:p>
          </table:table-cell>
          <table:covered-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Install PyAudio for Python 3.x</text:p>
          </table:table-cell>
          <table:covered-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SB Audio Driver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Create `/etc/asound.conf` for system - wide USB audio drive</text:p>
          </table:table-cell>
          <table:covered-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reate `/home/pi/.asoundrc` for local USB audio driver</text:p>
          </table:table-cell>
          <table:covered-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nfigure `/usr/share/alsa/alsa.conf` for USB audio driver</text:p>
          </table:table-cell>
          <table:covered-table-cell/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6"/>
          <table:table-cell table:formula="of:=SUM([.C11:.C38])" office:value-type="float" office:value="171" calcext:value-type="float">
            <text:p>171</text:p>
          </table:table-cell>
          <table:table-cell/>
          <table:table-cell table:formula="of:=SUM([.E11:.E38])" office:value-type="float" office:value="195" calcext:value-type="float">
            <text:p>1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table-centering="both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4:36:12.016933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3:19:58.237074715</meta:creation-date>
    <dc:date>2017-05-12T14:38:21.355129041</dc:date>
    <meta:editing-duration>PT12M27S</meta:editing-duration>
    <meta:editing-cycles>5</meta:editing-cycles>
    <meta:generator>LibreOffice/5.1.6.2$Linux_X86_64 LibreOffice_project/10m0$Build-2</meta:generator>
    <meta:document-statistic meta:table-count="1" meta:cell-count="101" meta:object-count="0"/>
  </office:meta>
</office:document-meta>
</file>